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9a7f" officeooo:paragraph-rsid="00059a7f"/>
    </style:style>
    <style:style style:name="P2" style:family="paragraph" style:parent-style-name="Standard">
      <style:paragraph-properties fo:text-align="start" style:justify-single-word="false"/>
      <style:text-properties officeooo:rsid="00059a7f" officeooo:paragraph-rsid="00059a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59a7f" officeooo:paragraph-rsid="00059a7f"/>
    </style:style>
    <style:style style:name="P4" style:family="paragraph" style:parent-style-name="Table_20_Contents">
      <style:paragraph-properties fo:text-align="center" style:justify-single-word="false"/>
      <style:text-properties officeooo:rsid="00059a7f" officeooo:paragraph-rsid="00059a7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975f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975f3"/>
    </style:style>
    <style:style style:name="T5" style:family="text">
      <style:text-properties officeooo:rsid="000975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-class Assignment 5.1 – CPU Bursts </text:p>
      <text:p text:style-name="P1">Consider the following set of processes, with the length of the CPU burst given in millisecon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rocess </text:p>
          </table:table-cell>
          <table:table-cell table:style-name="Table1.A1" office:value-type="string">
            <text:p text:style-name="P4">Burst Time </text:p>
          </table:table-cell>
          <table:table-cell table:style-name="Table1.C1" office:value-type="string">
            <text:p text:style-name="P4">Priority</text:p>
          </table:table-cell>
        </table:table-row>
        <table:table-row>
          <table:table-cell table:style-name="Table1.A2" office:value-type="string">
            <text:p text:style-name="P4">P<text:span text:style-name="T1">1</text:span></text:p>
          </table:table-cell>
          <table:table-cell table:style-name="Table1.A2" office:value-type="string">
            <text:p text:style-name="P4">10</text:p>
          </table:table-cell>
          <table:table-cell table:style-name="Table1.C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P<text:span text:style-name="T1">2</text:span> </text:p>
          </table:table-cell>
          <table:table-cell table:style-name="Table1.A2" office:value-type="string">
            <text:p text:style-name="P4">1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P<text:span text:style-name="T1">3</text:span></text:p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P<text:span text:style-name="T1">4</text:span></text:p>
          </table:table-cell>
          <table:table-cell table:style-name="Table1.A2" office:value-type="string">
            <text:p text:style-name="P4">1</text:p>
          </table:table-cell>
          <table:table-cell table:style-name="Table1.C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P<text:span text:style-name="T1">5</text:span></text:p>
          </table:table-cell>
          <table:table-cell table:style-name="Table1.A2" office:value-type="string">
            <text:p text:style-name="P4">5</text:p>
          </table:table-cell>
          <table:table-cell table:style-name="Table1.C2" office:value-type="string">
            <text:p text:style-name="P4">2</text:p>
          </table:table-cell>
        </table:table-row>
      </table:table>
      <text:p text:style-name="P1"/>
      <text:p text:style-name="P1">The processes are assumed to have arrived in the order P<text:span text:style-name="T1">1</text:span><text:span text:style-name="T3">,</text:span>P<text:span text:style-name="T1">2</text:span><text:span text:style-name="T3">,</text:span>P<text:span text:style-name="T1">3</text:span><text:span text:style-name="T3">,</text:span>P<text:span text:style-name="T1">4</text:span><text:span text:style-name="T3">,</text:span>P<text:span text:style-name="T1">5</text:span><text:span text:style-name="T3">, all at time 0.</text:span></text:p>
      <text:p text:style-name="P1"><text:span text:style-name="T3"/></text:p>
      <text:list xml:id="list2916358251" text:style-name="L1">
        <text:list-item>
          <text:p text:style-name="P3">Draw 4 Gantt charts that illustrate the execution of these processes using the following scheduling algorithms: FCFS, SJF, preemptive priority(a smaller priority number implies a higher priority), and RR(quantum = 1). </text:p>
        </text:list-item>
      </text:list>
      <text:p text:style-name="P2"><text:tab/></text:p>
      <text:p text:style-name="P2"/>
      <text:p text:style-name="P2"/>
      <text:p text:style-name="P2"/>
      <text:p text:style-name="P2"/>
      <text:list xml:id="list120912922103882" text:continue-numbering="true" text:style-name="L1">
        <text:list-item>
          <text:p text:style-name="P3">What is the turnaround time of each process for each of the scheduling algorithms in part A?</text:p>
        </text:list-item>
      </text:list>
      <text:p text:style-name="P2"><text:tab/><text:span text:style-name="T5">Turnaround_Time = End_time – Arrival_time</text:span></text:p>
      <text:p text:style-name="P2"/>
      <text:p text:style-name="P2"/>
      <text:p text:style-name="P2"/>
      <text:p text:style-name="P2"/>
      <text:p text:style-name="P2"/>
      <text:list xml:id="list120914344945158" text:continue-numbering="true" text:style-name="L1">
        <text:list-item>
          <text:p text:style-name="P3">What is the waiting time of each process for each of these scheduling algorithms?</text:p>
        </text:list-item>
      </text:list>
      <text:p text:style-name="P2"><text:tab/><text:span text:style-name="T5">Waiting_Time = Turnaround_time – Burst_time </text:span></text:p>
      <text:p text:style-name="P2"/>
      <text:p text:style-name="P2"/>
      <text:p text:style-name="P2"/>
      <text:p text:style-name="P2"/>
      <text:p text:style-name="P2"/>
      <text:list xml:id="list120913363493152" text:continue-numbering="true" text:style-name="L1">
        <text:list-item>
          <text:p text:style-name="P3">Which of these algorithms results in the minimum average waiting time (over all processes)?<text:span text:style-name="T5">Average waiting time = (</text:span>P<text:span text:style-name="T1">1</text:span>P<text:span text:style-name="T1">2</text:span>P<text:span text:style-name="T1">3</text:span>P<text:span text:style-name="T1">4</text:span>P<text:span text:style-name="T1">5</text:span><text:span text:style-name="T4">)/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55:18.814002413</meta:creation-date>
    <dc:date>2018-09-26T12:09:12.452061975</dc:date>
    <meta:editing-duration>PT3M13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28" meta:word-count="147" meta:character-count="882" meta:non-whitespace-character-count="754"/>
  </office:meta>
</office:document-meta>
</file>